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BAT-F01B-2">
            <text:p>TBAT-F01B-2</text:p>
          </table:table-cell>
          <table:table-cell office:value-type="float" office:value="-3.23278">
            <text:p>-3.23278</text:p>
          </table:table-cell>
          <table:table-cell office:value-type="float" office:value="108.08151">
            <text:p>108.08151</text:p>
          </table:table-cell>
          <table:table-cell office:value-type="float" office:value="6690.0">
            <text:p>6690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206">
            <text:p>1.206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23-1">
            <text:p>TKUB-F23-1</text:p>
          </table:table-cell>
          <table:table-cell office:value-type="float" office:value="-2.68197">
            <text:p>-2.68197</text:p>
          </table:table-cell>
          <table:table-cell office:value-type="float" office:value="107.62744">
            <text:p>107.62744</text:p>
          </table:table-cell>
          <table:table-cell office:value-type="float" office:value="6460.5">
            <text:p>6460.5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581">
            <text:p>2.581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19b-3">
            <text:p>TKUB-F19b-3</text:p>
          </table:table-cell>
          <table:table-cell office:value-type="float" office:value="-2.69785">
            <text:p>-2.69785</text:p>
          </table:table-cell>
          <table:table-cell office:value-type="float" office:value="107.61622">
            <text:p>107.61622</text:p>
          </table:table-cell>
          <table:table-cell office:value-type="float" office:value="6679.5">
            <text:p>6679.5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239">
            <text:p>2.239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19b-2">
            <text:p>TKUB-F19b-2</text:p>
          </table:table-cell>
          <table:table-cell office:value-type="float" office:value="-2.69785">
            <text:p>-2.69785</text:p>
          </table:table-cell>
          <table:table-cell office:value-type="float" office:value="107.61622">
            <text:p>107.61622</text:p>
          </table:table-cell>
          <table:table-cell office:value-type="float" office:value="6655.0">
            <text:p>6655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297">
            <text:p>2.29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19b-1">
            <text:p>TKUB-F19b-1</text:p>
          </table:table-cell>
          <table:table-cell office:value-type="float" office:value="-2.69785">
            <text:p>-2.69785</text:p>
          </table:table-cell>
          <table:table-cell office:value-type="float" office:value="107.61622">
            <text:p>107.61622</text:p>
          </table:table-cell>
          <table:table-cell office:value-type="float" office:value="6619.0">
            <text:p>6619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328">
            <text:p>2.328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19a-3">
            <text:p>TKUB-F19a-3</text:p>
          </table:table-cell>
          <table:table-cell office:value-type="float" office:value="-2.69785">
            <text:p>-2.69785</text:p>
          </table:table-cell>
          <table:table-cell office:value-type="float" office:value="107.61622">
            <text:p>107.61622</text:p>
          </table:table-cell>
          <table:table-cell office:value-type="float" office:value="6655.0">
            <text:p>6655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315">
            <text:p>2.315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19a-2">
            <text:p>TKUB-F19a-2</text:p>
          </table:table-cell>
          <table:table-cell office:value-type="float" office:value="-2.69785">
            <text:p>-2.69785</text:p>
          </table:table-cell>
          <table:table-cell office:value-type="float" office:value="107.61622">
            <text:p>107.61622</text:p>
          </table:table-cell>
          <table:table-cell office:value-type="float" office:value="6609.5">
            <text:p>6609.5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316">
            <text:p>2.316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19a-1">
            <text:p>TKUB-F19a-1</text:p>
          </table:table-cell>
          <table:table-cell office:value-type="float" office:value="-2.69785">
            <text:p>-2.69785</text:p>
          </table:table-cell>
          <table:table-cell office:value-type="float" office:value="107.61622">
            <text:p>107.61622</text:p>
          </table:table-cell>
          <table:table-cell office:value-type="float" office:value="6595.0">
            <text:p>6595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208">
            <text:p>2.208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16">
            <text:p>TKUB-F16</text:p>
          </table:table-cell>
          <table:table-cell office:value-type="float" office:value="-2.69446">
            <text:p>-2.69446</text:p>
          </table:table-cell>
          <table:table-cell office:value-type="float" office:value="107.61704">
            <text:p>107.61704</text:p>
          </table:table-cell>
          <table:table-cell office:value-type="float" office:value="6679.5">
            <text:p>6679.5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266">
            <text:p>2.266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05-5">
            <text:p>TKUB-F05-5</text:p>
          </table:table-cell>
          <table:table-cell office:value-type="float" office:value="-2.69605">
            <text:p>-2.69605</text:p>
          </table:table-cell>
          <table:table-cell office:value-type="float" office:value="107.61789">
            <text:p>107.61789</text:p>
          </table:table-cell>
          <table:table-cell office:value-type="float" office:value="6753.2">
            <text:p>6753.2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86">
            <text:p>2.86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05-4">
            <text:p>TKUB-F05-4</text:p>
          </table:table-cell>
          <table:table-cell office:value-type="float" office:value="-2.69605">
            <text:p>-2.69605</text:p>
          </table:table-cell>
          <table:table-cell office:value-type="float" office:value="107.61789">
            <text:p>107.61789</text:p>
          </table:table-cell>
          <table:table-cell office:value-type="float" office:value="6733.0">
            <text:p>6733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919">
            <text:p>2.919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05-3">
            <text:p>TKUB-F05-3</text:p>
          </table:table-cell>
          <table:table-cell office:value-type="float" office:value="-2.69605">
            <text:p>-2.69605</text:p>
          </table:table-cell>
          <table:table-cell office:value-type="float" office:value="107.61789">
            <text:p>107.61789</text:p>
          </table:table-cell>
          <table:table-cell office:value-type="float" office:value="6716.3">
            <text:p>6716.3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918">
            <text:p>2.918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05-2">
            <text:p>TKUB-F05-2</text:p>
          </table:table-cell>
          <table:table-cell office:value-type="float" office:value="-2.69605">
            <text:p>-2.69605</text:p>
          </table:table-cell>
          <table:table-cell office:value-type="float" office:value="107.61789">
            <text:p>107.61789</text:p>
          </table:table-cell>
          <table:table-cell office:value-type="float" office:value="6715.0">
            <text:p>6715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909">
            <text:p>2.909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05-1">
            <text:p>TKUB-F05-1</text:p>
          </table:table-cell>
          <table:table-cell office:value-type="float" office:value="-2.69605">
            <text:p>-2.69605</text:p>
          </table:table-cell>
          <table:table-cell office:value-type="float" office:value="107.61789">
            <text:p>107.61789</text:p>
          </table:table-cell>
          <table:table-cell office:value-type="float" office:value="6711.0">
            <text:p>6711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935">
            <text:p>2.935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04">
            <text:p>TKUB-F04</text:p>
          </table:table-cell>
          <table:table-cell office:value-type="float" office:value="-2.69603">
            <text:p>-2.69603</text:p>
          </table:table-cell>
          <table:table-cell office:value-type="float" office:value="107.61795">
            <text:p>107.61795</text:p>
          </table:table-cell>
          <table:table-cell office:value-type="float" office:value="6771.5">
            <text:p>6771.5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733">
            <text:p>2.733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BAT-F01B-3">
            <text:p>TBAT-F01B-3</text:p>
          </table:table-cell>
          <table:table-cell office:value-type="float" office:value="-3.23278">
            <text:p>-3.23278</text:p>
          </table:table-cell>
          <table:table-cell office:value-type="float" office:value="108.08151">
            <text:p>108.08151</text:p>
          </table:table-cell>
          <table:table-cell office:value-type="float" office:value="6727.0">
            <text:p>6727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276">
            <text:p>1.276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BAT-F01B-1">
            <text:p>TBAT-F01B-1</text:p>
          </table:table-cell>
          <table:table-cell office:value-type="float" office:value="-3.23278">
            <text:p>-3.23278</text:p>
          </table:table-cell>
          <table:table-cell office:value-type="float" office:value="108.08151">
            <text:p>108.08151</text:p>
          </table:table-cell>
          <table:table-cell office:value-type="float" office:value="6673.0">
            <text:p>6673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338">
            <text:p>1.338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BAT-F01A-5">
            <text:p>TBAT-F01A-5</text:p>
          </table:table-cell>
          <table:table-cell office:value-type="float" office:value="-3.23278">
            <text:p>-3.23278</text:p>
          </table:table-cell>
          <table:table-cell office:value-type="float" office:value="108.08151">
            <text:p>108.08151</text:p>
          </table:table-cell>
          <table:table-cell office:value-type="float" office:value="6690.0">
            <text:p>6690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176">
            <text:p>1.176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BAT-F01A-4">
            <text:p>TBAT-F01A-4</text:p>
          </table:table-cell>
          <table:table-cell office:value-type="float" office:value="-3.23278">
            <text:p>-3.23278</text:p>
          </table:table-cell>
          <table:table-cell office:value-type="float" office:value="108.08151">
            <text:p>108.08151</text:p>
          </table:table-cell>
          <table:table-cell office:value-type="float" office:value="6686.0">
            <text:p>6686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185">
            <text:p>1.18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BAT-F01A-3">
            <text:p>TBAT-F01A-3</text:p>
          </table:table-cell>
          <table:table-cell office:value-type="float" office:value="-3.23278">
            <text:p>-3.23278</text:p>
          </table:table-cell>
          <table:table-cell office:value-type="float" office:value="108.08151">
            <text:p>108.08151</text:p>
          </table:table-cell>
          <table:table-cell office:value-type="float" office:value="6662.0">
            <text:p>6662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232">
            <text:p>1.232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BAT-F01A-2">
            <text:p>TBAT-F01A-2</text:p>
          </table:table-cell>
          <table:table-cell office:value-type="float" office:value="-3.23278">
            <text:p>-3.23278</text:p>
          </table:table-cell>
          <table:table-cell office:value-type="float" office:value="108.08151">
            <text:p>108.08151</text:p>
          </table:table-cell>
          <table:table-cell office:value-type="float" office:value="6657.0">
            <text:p>6657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261">
            <text:p>1.261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BAT-F01A-1">
            <text:p>TBAT-F01A-1</text:p>
          </table:table-cell>
          <table:table-cell office:value-type="float" office:value="-3.23278">
            <text:p>-3.23278</text:p>
          </table:table-cell>
          <table:table-cell office:value-type="float" office:value="108.08151">
            <text:p>108.08151</text:p>
          </table:table-cell>
          <table:table-cell office:value-type="float" office:value="6650.0">
            <text:p>6650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299">
            <text:p>1.299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23-2">
            <text:p>TKUB-F23-2</text:p>
          </table:table-cell>
          <table:table-cell office:value-type="float" office:value="-2.68197">
            <text:p>-2.68197</text:p>
          </table:table-cell>
          <table:table-cell office:value-type="float" office:value="107.62744">
            <text:p>107.62744</text:p>
          </table:table-cell>
          <table:table-cell office:value-type="float" office:value="6471.5">
            <text:p>6471.5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487">
            <text:p>2.48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23-3">
            <text:p>TKUB-F23-3</text:p>
          </table:table-cell>
          <table:table-cell office:value-type="float" office:value="-2.68197">
            <text:p>-2.68197</text:p>
          </table:table-cell>
          <table:table-cell office:value-type="float" office:value="107.62744">
            <text:p>107.62744</text:p>
          </table:table-cell>
          <table:table-cell office:value-type="float" office:value="6485.0">
            <text:p>6485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359">
            <text:p>2.359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  <table:table-row>
          <table:table-cell office:value-type="string" office:value="Belitung_Island">
            <text:p>Belitung_Island</text:p>
          </table:table-cell>
          <table:table-cell office:value-type="string" office:value="modelled">
            <text:p>modelled</text:p>
          </table:table-cell>
          <table:table-cell office:value-type="string" office:value="TKUB-F23-4">
            <text:p>TKUB-F23-4</text:p>
          </table:table-cell>
          <table:table-cell office:value-type="float" office:value="-2.68197">
            <text:p>-2.68197</text:p>
          </table:table-cell>
          <table:table-cell office:value-type="float" office:value="107.62744">
            <text:p>107.62744</text:p>
          </table:table-cell>
          <table:table-cell office:value-type="float" office:value="6553.0">
            <text:p>6553.0</text:p>
          </table:table-cell>
          <table:table-cell office:value-type="float" office:value="20.0">
            <text:p>20.0</text:p>
          </table:table-cell>
          <table:table-cell office:value-type="string" office:value="Porites taxa not really specified; diedown band">
            <text:p>Porites taxa not really specified; diedown ban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2.69">
            <text:p>2.69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MeltznerEtal2017,MannEtal2019">
            <text:p>MeltznerEtal2017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